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3" text:outline-level="3">Introducción</text:h>
      <text:p text:style-name="Text_20_body"><text:span text:style-name="Strong_20_Emphasis">Esta sección trata sobre un problema fundamental: nuestra dificultad para comprender la realidad con claridad.</text:span><text:line-break/>Y, sin embargo, lo más sorprendente es que eso no parece importar demasiado.</text:p>
      <text:p text:style-name="Text_20_body">Cuando llegamos al mundo, lo hacemos completamente a ciegas.<text:line-break/>No sabemos dónde estamos.<text:line-break/>No sabemos quiénes somos, ni cómo funciona el entorno que nos rodea.<text:line-break/>Ignoramos los peligros, no entendemos lo que necesitamos ni cómo conseguirlo.<text:line-break/>Y, a pesar de todo, sobrevivimos.<text:line-break/><text:span text:style-name="Strong_20_Emphasis">Actuamos sin entender… y funciona.</text:span></text:p>
      <text:p text:style-name="Text_20_body">Esto es posible gracias a una forma de pensar que, aunque imperfecta, nos permite orientarnos en lo desconocido.<text:line-break/>Nuestros razonamientos, aun siendo incompletos o erróneos, nos dan resultados lo bastante buenos como para avanzar, adaptarnos y persistir.</text:p>
      <text:p text:style-name="Text_20_body">Eso nos revela algo importante:<text:line-break/><text:span text:style-name="Strong_20_Emphasis">no necesitamos comprenderlo todo para cumplir con nuestra misión.</text:span><text:line-break/>No necesitamos tener respuestas exactas para vivir de forma plena y significativa.<text:line-break/>Hacemos lo que debemos hacer, incluso sin saber exactamente qué es lo que debemos hacer.<text:line-break/>El éxito está integrado en el diseño.</text:p>
      <text:p text:style-name="Text_20_body">Nuestra mente no es infalible, pero sí es extraordinariamente eficiente para lo que fue creada.<text:line-break/>La inteligencia que nos diseñó no cometió errores: nacemos equipados con lo necesario.<text:line-break/>Cada uno de nosotros ha sido creado para realizar un trabajo —una tarea profunda y única— y, de una forma u otra, lo haremos.<text:line-break/><text:span text:style-name="Strong_20_Emphasis">Sin fallo.</text:span></text:p>
      <text:p text:style-name="Text_20_body">Y sin embargo, al final de nuestra vida, después de haber aprendido, experimentado, explorado…<text:line-break/>es probable que aún no sepamos con certeza qué ha sido todo esto.<text:line-break/>No sabremos del todo qué es la vida, ni por qué estamos aquí.</text:p>
      <text:p text:style-name="Text_20_body">Este no es un defecto.<text:line-break/>Es parte del misterio.<text:line-break/>Y también del diseño.</text:p>
      <text:p text:style-name="Horizontal_20_Line"/>
      <text:p text:style-name="Text_20_body">¿Te gustaría que trabajemos ahora el siguiente bloque, donde hablas del "sentido común" y los errores del razonamiento? Puedo ayudarte a entrelazarlo con esta introducción de forma coherente. Aquí tienes algunas opciones para continuar: <text:a xlink:type="simple" xlink:href="https://chatgpt.com/c/f" text:style-name="Internet_20_link" text:visited-style-name="Visited_20_Internet_20_Link">errores del sentido común</text:a>, <text:a xlink:type="simple" xlink:href="https://chatgpt.com/c/f" text:style-name="Internet_20_link" text:visited-style-name="Visited_20_Internet_20_Link">ejemplo de la Tierra plana</text:a>, o <text:a xlink:type="simple" xlink:href="https://chatgpt.com/c/f" text:style-name="Internet_20_link" text:visited-style-name="Visited_20_Internet_20_Link">estructura general de la sección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5T10:55:29.261000000</meta:creation-date>
    <dc:date>2025-05-25T11:00:18.424000000</dc:date>
    <meta:editing-duration>PT4M49S</meta:editing-duration>
    <meta:editing-cycles>1</meta:editing-cycles>
    <meta:document-statistic meta:table-count="0" meta:image-count="0" meta:object-count="0" meta:page-count="1" meta:paragraph-count="9" meta:word-count="317" meta:character-count="1995" meta:non-whitespace-character-count="1687"/>
    <meta:generator>LibreOffice/7.3.5.2$Windows_X86_64 LibreOffice_project/184fe81b8c8c30d8b5082578aee2fed2ea847c01</meta:generator>
  </office:meta>
</office:document-meta>
</file>